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94aa" officeooo:paragraph-rsid="000a94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n t be scared, my little simul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07:25:18.972000000</meta:creation-date>
    <dc:date>2017-04-24T12:36:01.662000000</dc:date>
    <meta:editing-duration>P1DT5H32S</meta:editing-duration>
    <meta:editing-cycles>1</meta:editing-cycles>
    <meta:document-statistic meta:table-count="0" meta:image-count="0" meta:object-count="0" meta:page-count="1" meta:paragraph-count="1" meta:word-count="7" meta:character-count="38" meta:non-whitespace-character-count="32"/>
    <meta:generator>LibreOffice/5.3.1.2$Windows_X86_64 LibreOffice_project/e80a0e0fd1875e1696614d24c32df0f95f03deb2</meta:generator>
  </office:meta>
</office:document-meta>
</file>